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paragraph-rsid="001cca13"/>
    </style:style>
    <style:style style:name="P2" style:family="paragraph" style:parent-style-name="Standard">
      <style:text-properties style:font-name="Arial" officeooo:paragraph-rsid="001e6fda"/>
    </style:style>
    <style:style style:name="P3" style:family="paragraph" style:parent-style-name="Standard">
      <style:text-properties officeooo:paragraph-rsid="001e6fda"/>
    </style:style>
    <style:style style:name="T1" style:family="text">
      <style:text-properties style:font-name="Arial"/>
    </style:style>
    <style:style style:name="T2" style:family="text">
      <style:text-properties officeooo:rsid="001e6fd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 texto aborda a organização e etologia das ideias, começando com a ideia de um sistema de ideias como um conjunto de conceitos conectados por conexões lógicas, que criam um campo de competência com enunciados verdadeiros e previsões sobre o que acontecerá no futuro. Os sistemas de ideias organizam-se para fornecer consistência e realidade objetiva, mediando entre os espíritos humanos e o mundo real.<text:line-break/>Para entender a organização das ideias, são sugeridas duas analogias: A primeira é do sistema atômico, onde uma constelação de elétrons em torno de um núcleo é formada por partículas associadas; a segunda é do sistema celular, que tem um núcleo com patrimônio genético, um citoplasma para trocas com o exterior e uma membrana que filtra os elementos externos.<text:line-break/>É característica da teoria aceitar críticas externas de acordo com os padrões da comunidade que cuida, suscita e critica as teorias, seja essa comunidade científica ou filosófica. As teorias são relativamente novas e difíceis de compreender. Surgiu pela primeira vez em Atenas há cerca de vinte séculos. O surgimento da filosofia permitiu que as pessoas discutissem suas ideias livremente sem ser censuradas, excluídas ou excluídas. Posteriormente, a ciência europeia estabeleceu seu próprio campo. Nesse campo, toda teoria é sujeita a lógicas limitadoras e a verificações e refutações que podem invalidá-la.</text:p>
      <text:p text:style-name="P1"><text:span text:style-name="T2">U</text:span>m sistema de ideias permanece uma teoria enquanto aceita as regras críticas e competitivas do jogo. Ao mesmo tempo, ele demonstra maleabilidade interna, ou seja, a capacidade de se ajustar e mudar a forma como conecta seus subsistemas, bem como a capacidade de abandonar um subsistema e substituí-lo por outro. Em outras palavras, uma teoria tem a capacidade de alterar as variáveis de seu sistema. Como resultado, a racionalidade de uma teoria é equilibrada por sua busca de coerência interna e pelos dados empíricos que ela demonstra.</text:p>
      <text:p text:style-name="P2">A teoria é aberta porque é ecodependente, ou seja, se aplica ao mundo empírico. Sua existência depende de suas interações com o exterior, que é como ela metaboliza a realidade. Esse tipo de autoeco-organização aberta dá à teoria uma resistência constitutiva à racionalização e ao dogmatismo. Mas essa abertura está ligada às regras pluralistas do meio que a alimenta. Essas regras incluem comunidades filosóficas e, mais importante, comunidades científicas. Para as teorias, as áreas filosófica e científica são áreas liberales e democráticas. Além disso, a ciência tem provas e uma decisão sobre promoção ou eliminação. <text:line-break/>A doutrina não precisa buscar concordância porque acredita que já existe, mas atrai para si as necessidades de certeza, os desejos de absoluto e a busca obsessiva pela palavra-chave, alimentando-se delas com prazer. A palavra venerada dos seus fundadores é a fonte interna de regeneração que é estimulada por essa regeneração externa. Da mesma forma que a repetição dos artigos de fé alegra os deuses e regenera a religião, as exegeses, citações e recitações constantes dos textos originais dos pais da doutrina revitalizam e renovam a fé. Assim, as doutrinas não são enterradas como coisas mortas; não são túmulos brancos, mas suas vidas são mais intensas e ferventes do que as teorias sugerem; A ideia doutrinária pode até mesmo ganhar autoridade.</text:p>
      <text:p text:style-name="P2">Deve-se salientar que a distinção entre doutrina e teoria geralmente não depende das próprias ideias que compõem o sistema; em vez disso, eles dependem da forma como uma organização funciona ou não funciona. Um sistema de ideias pode evoluir para uma teoria ou doutrina. O ambiente psicocultural determina a abertura. Assim, as teorias são eficazmente abertas pelo ecossistema científico, permitindo que se transformem em doutrinas. Por outro lado, o ambiente de um partido político extremamente centralizado promove a doutrinação, que, por sua vez, promove uma centralização rígida; Por exemplo, o marxismo pode se tornar uma teoria no ambiente universitário ao ser discutido e competir com outras teorias; no entanto, quando um partido ou seita se torna proprietário e intérprete do marxismo.</text:p>
      <text:p text:style-name="P3"><text:soft-page-break/><text:span text:style-name="T1">O dogmatismo e a ortodoxia são inclinações intrínsecas que são apenas contrabalançadas por fatores externos. Auguste Comte o disse assim: O dogmatismo é o estado normal da inteligência humana, que é naturalmente predominante em todos os gêneros. "O dogma não significa a ausência de pensamento, mas a finalidade do pensamento", disse G. K. Chesterton. Os sistemas de ideias são as entidades que emergem da inteligência e do pensamento humano; portanto, essas duas formulações não são totalmente verdadeiras para eles.<text:line-break/>Lupasco caracterizou a ideologia como "um sistema de ideias que resiste à informação". Isso se aplica a qualquer sistema de ideias, incluindo teorias; no entanto, a teoria não é inevitável, enquanto a doutrina não apenas resiste à informação, mas a destrói completamente.<text:line-break/>Adicionamos duas tendências epistemológicas específicas, e seus efeitos são negativos para o conhecimento humano. Como mencionado anteriormente, a primeira é racionalizadora devido à disposição do sistema de se fechar em sua armadura lógica. A busca por coerência é o que une racionalidade e racionalização. A racionalidade, por outro lado, integra o real à força na lógica do sistema e busca possuí-lo, enquanto a racionalidade está aberta ao que resiste à lógica e mantém o diálogo com o real. Todo sistema de ideias tem uma forte tendência "idealista" em absorver a realidade que nomeia, designa, descreve e explica, em conjunto com essa tendência racionalizadora. Do ponto de vista epistemológico, os sistemas de ideias não se alimentam apenas das emoções e energias humanas.<text:line-break/>A ideia, que carrega consigo a essência do real, se torna mais real do que o próprio real e pode dominá-lo ou expulsá-lo. A genial intuição de Wittgenstein ganha sentido neste ponto: "[Na teoria] a eliminação da magia tem... o caráter da magia".<text:line-break/>Quando essas circunstâncias são alcançadas, o conceito não apenas adquire um poder mágico e mágico, mas também é reificado (com a palavra certa). Ela se torna um controle sobre o real, quase no sentido de "vodu".<text:line-break/>As teorias científicas não foram ignoradas pelo idealismo; Por outro lado, sua abstração matemática e sua concordância com as "leis" da Natureza promoveram uma idealização específica que Whitehead chamou de "concretude mal colocada". Acerca da física clássica, ele afirmou: "Tomamos, por engano, nossas abstrações por realidades concretas e... essa concepção do universo está solidamente construída em termos de alta abstração" (Whitehead, 1930, p. 79). O que as teorias científicas consideravam incompreensível era considerado um subproduto do real, epifenômenos, ilusões e ruídos. Isso incluiu a existência, o sujeito, as coisas singulares, os conjuntos orgânicos e, em última análise, a verdadeira concretude. <text:line-break/>O sistema, a lógica, a matemática e os conceitos roubaram essa realidade. A substancialização absoluta foi exigida dos conceitos fundamentais das próprias teorias científicas; Durante um longo período de tempo, assim foi com a ideia de matéria; depois, ocorreu o mesmo com a energia, uma ideia reificada, embora seja inapreensível em si e só aparece por meio de suas manifestações físico-químicas; depois, para alguns, a informação tornou-se um ser concreto e soberano, embora só exista na computação e na comunicação.<text:line-break/>Sobretudo, a realidade física suprema foi adquirida pelas entidades matemáticas, os seres de espírito menos dotados de existência física. Já demonstramos a existência noológica e a sobreexistência pitagórica dos números matemáticos. Acrescentemos agora que não apenas se tornam mestres do real, seguindo suas ordens, mas também se tornam a essência do próprio real. Ao levar a expressão de Galileu a um extremo idealismo,</text:span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7T17:40:56.393159958</meta:creation-date>
    <dc:date>2024-04-17T20:15:19.712353040</dc:date>
    <meta:editing-duration>PT2H14M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5" meta:word-count="1201" meta:character-count="7758" meta:non-whitespace-character-count="6559"/>
  </office:meta>
</office:document-meta>
</file>